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Heading_20_4">
      <style:paragraph-properties fo:text-align="start" style:justify-single-word="false"/>
    </style:style>
    <style:style style:name="P35" style:family="paragraph" style:parent-style-name="Preformatted_20_Text">
      <style:paragraph-properties fo:margin-top="0cm" fo:margin-bottom="0.499cm"/>
    </style:style>
    <style:style style:name="P36" style:family="paragraph" style:parent-style-name="Standard">
      <style:text-properties fo:background-color="transparent"/>
    </style:style>
    <style:style style:name="P37" style:family="paragraph" style:parent-style-name="Code">
      <style:paragraph-properties style:shadow="none"/>
    </style:style>
    <style:style style:name="P38" style:family="paragraph" style:parent-style-name="Text_20_body">
      <style:paragraph-properties fo:background-color="transparent" fo:padding="0cm" fo:border="none" style:shadow="none">
        <style:background-image/>
      </style:paragraph-properties>
    </style:style>
    <style:style style:name="P39" style:family="paragraph" style:parent-style-name="Heading_20_1" style:master-page-name="">
      <style:paragraph-properties style:page-number="auto" fo:break-before="pag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paragraph-properties>
        <style:tab-stops>
          <style:tab-stop style:position="0.45cm"/>
        </style:tab-stops>
      </style:paragraph-properties>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paragraph-properties fo:text-align="start" style:justify-single-word="false"/>
    </style:style>
    <style:style style:name="P64" style:family="paragraph" style:parent-style-name="Text_20_body" style:list-style-name="L11" style:master-page-name="">
      <style:paragraph-properties fo:margin-top="0cm" fo:margin-bottom="0cm" style:page-number="auto"/>
    </style:style>
    <style:style style:name="P65" style:family="paragraph" style:parent-style-name="Text_20_body" style:list-style-name="L18" style:master-page-name="">
      <style:paragraph-properties fo:margin-top="0cm" fo:margin-bottom="0cm" style:page-number="auto"/>
    </style:style>
    <style:style style:name="P66" style:family="paragraph" style:parent-style-name="Text_20_body" style:list-style-name="L20" style:master-page-name="">
      <style:paragraph-properties fo:margin-top="0cm" fo:margin-bottom="0cm" style:page-number="auto"/>
    </style:style>
    <style:style style:name="P67" style:family="paragraph" style:parent-style-name="Text_20_body" style:list-style-name="L11">
      <style:paragraph-properties fo:margin-top="0cm" fo:margin-bottom="0cm"/>
    </style:style>
    <style:style style:name="P68" style:family="paragraph" style:parent-style-name="Text_20_body" style:list-style-name="L13">
      <style:paragraph-properties fo:margin-top="0cm" fo:margin-bottom="0cm"/>
    </style:style>
    <style:style style:name="P69" style:family="paragraph" style:parent-style-name="Text_20_body" style:list-style-name="L18">
      <style:paragraph-properties fo:margin-top="0cm" fo:margin-bottom="0cm"/>
    </style:style>
    <style:style style:name="P70" style:family="paragraph" style:parent-style-name="Text_20_body" style:list-style-name="L19">
      <style:paragraph-properties fo:margin-top="0cm" fo:margin-bottom="0cm"/>
    </style:style>
    <style:style style:name="P71" style:family="paragraph" style:parent-style-name="Text_20_body" style:list-style-name="L20">
      <style:paragraph-properties fo:margin-top="0cm" fo:margin-bottom="0cm"/>
    </style:style>
    <style:style style:name="P72" style:family="paragraph" style:parent-style-name="Text_20_body" style:list-style-name="L22">
      <style:paragraph-properties fo:margin-top="0cm" fo:margin-bottom="0cm" fo:text-align="start" style:justify-single-word="false" style:shadow="none"/>
    </style:style>
    <style:style style:name="P73" style:family="paragraph" style:parent-style-name="Table_20_Contents">
      <style:text-properties fo:background-color="transparent"/>
    </style:style>
    <style:style style:name="P74" style:family="paragraph" style:parent-style-name="Table_20_Contents">
      <style:paragraph-properties fo:keep-with-next="always"/>
      <style:text-properties fo:background-color="transparent"/>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text:s/>1 Introduction<text:tab/>4</text:p>
          <text:p text:style-name="P76"><text:s/>2 Licence<text:tab/>5</text:p>
          <text:p text:style-name="P75"><text:s/>2.1 GNU Lesser General Public License<text:tab/>5</text:p>
          <text:p text:style-name="P75"><text:s/>2.2 Clarification of Intentions<text:tab/>5</text:p>
          <text:p text:style-name="P76"><text:s/>3 Installation<text:tab/>6</text:p>
          <text:p text:style-name="P75"><text:s/>3.1 Unpacking<text:tab/>6</text:p>
          <text:p text:style-name="P75"><text:s/>3.2 Install Additional Perl Modules<text:tab/>6</text:p>
          <text:p text:style-name="P75"><text:s/>3.3 Web Server Configuration<text:tab/>6</text:p>
          <text:p text:style-name="P75"><text:s/>3.4 Relocating Jarvis<text:tab/>7</text:p>
          <text:p text:style-name="P75"><text:s/>3.5 Test<text:tab/>7</text:p>
          <text:p text:style-name="P76"><text:s/>4 Application Configuration File<text:tab/>8</text:p>
          <text:p text:style-name="P75"><text:s/>4.1 Introduction<text:tab/>8</text:p>
          <text:p text:style-name="P75"><text:s/>4.2 &lt;jarvis&gt;&lt;app&gt;<text:tab/>9</text:p>
          <text:p text:style-name="P75"><text:s/>4.3 Configuration: format<text:tab/>10</text:p>
          <text:p text:style-name="P75"><text:s/>4.4 Configuration: debug<text:tab/>10</text:p>
          <text:p text:style-name="P75"><text:s/>4.5 Configuration: dump<text:tab/>11</text:p>
          <text:p text:style-name="P75"><text:s/>4.6 Configuration: log_format<text:tab/>11</text:p>
          <text:p text:style-name="P75"><text:s/>4.7 Configuration: page_limit_param, page_start_param<text:tab/>11</text:p>
          <text:p text:style-name="P75"><text:s/>4.8 Configuration: sort_field_param, sort_dir_param<text:tab/>12</text:p>
          <text:p text:style-name="P75"><text:s/>4.9 Configuration: dataset_dir<text:tab/>12</text:p>
          <text:p text:style-name="P75"><text:s/>4.10 Configuration: default_libs<text:tab/>13</text:p>
          <text:p text:style-name="P75"><text:s/>4.11 Configuration: method_param<text:tab/>13</text:p>
          <text:p text:style-name="P75"><text:s/>4.12 Configuration: login<text:tab/>14</text:p>
          <text:p text:style-name="P75"><text:s/>4.13 Configuration: database<text:tab/>14</text:p>
          <text:p text:style-name="P75"><text:s/>4.14 Configuration: sessiondb<text:tab/>14</text:p>
          <text:p text:style-name="P75"><text:s/>4.15 Configuration: exec &amp; plugin<text:tab/>15</text:p>
          <text:p text:style-name="P75"><text:s/>4.16 Configuration: habitat<text:tab/>15</text:p>
          <text:p text:style-name="P76"><text:s/>5 Login Module Configuration<text:tab/>16</text:p>
          <text:p text:style-name="P75"><text:s/>5.1 Standard Modules<text:tab/>16</text:p>
          <text:p text:style-name="P75"><text:s/>5.2 Active Directory Login<text:tab/>16</text:p>
          <text:p text:style-name="P75"><text:s/>5.3 Basic Auth Login<text:tab/>17</text:p>
          <text:p text:style-name="P75"><text:s/>5.4 Database Login<text:tab/>18</text:p>
          <text:p text:style-name="P75"><text:s/>5.5 None Login<text:tab/>18</text:p>
          <text:p text:style-name="P75"><text:s/>5.6 Single Login<text:tab/>19</text:p>
          <text:p text:style-name="P76"><text:s/>6 Special Datasets &amp; Jarvis Login<text:tab/>21</text:p>
          <text:p text:style-name="P75"><text:s/>6.1 Jarvis URLs<text:tab/>21</text:p>
          <text:p text:style-name="P75"><text:s/>6.2 The __status Dataset<text:tab/>21</text:p>
          <text:p text:style-name="P75"><text:s/>6.3 The __habitat Dataset<text:tab/>22</text:p>
          <text:p text:style-name="P75"><text:s/>6.4 The __logout Dataset<text:tab/>23</text:p>
          <text:p text:style-name="P75"><text:s/>6.5 Logging-In to Jarvis<text:tab/>23</text:p>
          <text:p text:style-name="P75"><text:s/>6.6 Jarvis Error Responses<text:tab/>23</text:p>
          <text:p text:style-name="P76"><text:s/>7 Datasets<text:tab/>25</text:p>
          <text:p text:style-name="P75"><text:soft-page-break/><text:s/>7.1 Data Fetch Response Format<text:tab/>25</text:p>
          <text:p text:style-name="P75"><text:s/>7.2 Dataset Definition<text:tab/>26</text:p>
          <text:p text:style-name="P75"><text:s/>7.3 Dataset Parameters<text:tab/>27</text:p>
          <text:p text:style-name="P75"><text:s/>7.4 Secure Dataset Parameters<text:tab/>29</text:p>
          <text:p text:style-name="P75"><text:s/>7.5 Modifying Datasets – Single Modification<text:tab/>30</text:p>
          <text:p text:style-name="P75"><text:s/>7.6 Modifying Datasets – Array of Modifications<text:tab/>32</text:p>
          <text:p text:style-name="P75"><text:s/>7.7 Modifying Datasets – Array of Mixed Modifications<text:tab/>34</text:p>
          <text:p text:style-name="P75"><text:s/>7.8 Before &amp; After Statements<text:tab/>34</text:p>
          <text:p text:style-name="P75"><text:s/>7.9 Failed Modifications<text:tab/>35</text:p>
          <text:p text:style-name="P75"><text:s/>7.10 Dataset Transformations<text:tab/>35</text:p>
          <text:p text:style-name="P76"><text:s/>8 Exec &amp; Plugin<text:tab/>37</text:p>
          <text:p text:style-name="P75"><text:s/>8.1 Exec<text:tab/>37</text:p>
          <text:p text:style-name="P75"><text:s/>8.2 Plugin<text:tab/>39</text:p>
        </text:index-body>
      </text:table-of-content>
      <text:p text:style-name="P10"/>
      <text:p text:style-name="P38"/>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950377278" text:style-name="L1">
        <text:list-item>
          <text:p text:style-name="P40">Rich Internet Application. <text:s/>Ajax (XML or JSON) requests and responses.</text:p>
        </text:list-item>
        <text:list-item>
          <text:p text:style-name="P40">JARVIS</text:p>
        </text:list-item>
        <text:list-item>
          <text:p text:style-name="P4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913836608" text:style-name="L2">
        <text:list-item>
          <text:p text:style-name="P42">Secure: </text:p>
          <text:list>
            <text:list-item>
              <text:p text:style-name="P41">Jarvis can run over https. <text:s/></text:p>
            </text:list-item>
            <text:list-item>
              <text:p text:style-name="P41">Jarvis uses single-login and CGI cookies to maintain authenticated sessions. <text:s/></text:p>
            </text:list-item>
            <text:list-item>
              <text:p text:style-name="P41">Jarvis uses parameterized statements to prevent against SQL injection. </text:p>
            </text:list-item>
            <text:list-item>
              <text:p text:style-name="P41">Jarvis provides group-based access control.</text:p>
            </text:list-item>
          </text:list>
        </text:list-item>
        <text:list-item>
          <text:p text:style-name="P42">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2">Standards-Based:</text:p>
          <text:list>
            <text:list-item>
              <text:p text:style-name="P43">Jarvis is based on XML, JSON, http/s and REST.</text:p>
            </text:list-item>
          </text:list>
        </text:list-item>
        <text:list-item>
          <text:p text:style-name="P42">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text:soft-page-break/>ScriptAlias /jarvis-bin/ "/opt/jarvis/cgi-bin/"</text:p>
      <text:p text:style-name="Code">Alias /jarvis/ "/opt/jarvis/htdocs/"</text:p>
      <text:p text:style-name="Text_20_body"/>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56840284" text:style-name="L3">
        <text:list-item>
          <text:p text:style-name="P45"><text:span text:style-name="T1">Apache Configuration</text:span> – ScriptAlias and Alias lines</text:p>
        </text:list-item>
        <text:list-item>
          <text:p text:style-name="P45"><text:span text:style-name="T1">jarvis.pl</text:span> – use lib "/opt/jarvis/lib";</text:p>
        </text:list-item>
        <text:list-item>
          <text:p text:style-name="P45"><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51721699" text:style-name="L4">
        <text:list-item>
          <text:p text:style-name="P46">The database connection.</text:p>
        </text:list-item>
        <text:list-item>
          <text:p text:style-name="P46">The username/group list.</text:p>
        </text:list-item>
        <text:list-item>
          <text:p text:style-name="P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55217263" text:style-name="L5">
        <text:list-item>
          <text:p text:style-name="P47">This may be over-ridden a per-request basis with the CGI parameter “format”.</text:p>
        </text:list-item>
        <text:list-item>
          <text:p text:style-name="P47">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text:soft-page-break/>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506426511" text:style-name="L6">
        <text:list-item>
          <text:p text:style-name="P48">All client-submitted request body.</text:p>
        </text:list-item>
        <text:list-item>
          <text:p text:style-name="P48">All returned XML/JSON/CSV content.</text:p>
        </text:list-item>
        <text:list-item>
          <text:p text:style-name="P48">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812135838" text:style-name="L7">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35571582" text:continue-numbering="true" text:style-name="L7">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018720468" text:style-name="L8">
        <text:list-item>
          <text:p text:style-name="P50">All dataset definitions must be contained within XML files contained in or below the single directory path specified by the “dataset_dir” parameter.</text:p>
        </text:list-item>
        <text:list-item>
          <text:p text:style-name="P50">All dataset files must have the suffix “.xml”.</text:p>
        </text:list-item>
        <text:list-item>
          <text:p text:style-name="P50">The “.xml” suffix must not be included in the dataset name as provided by the client, it will <text:soft-page-break/>always be added by Jarvis.</text:p>
        </text:list-item>
        <text:list-item>
          <text:p text:style-name="P50">The dataset name specified by the client must consist only of characters from the following list: “a-z”, “A-Z”, “0-9”, “_” (underscore), “-” (hyphen) and “.” (dot).</text:p>
        </text:list-item>
        <text:list-item>
          <text:p text:style-name="P50">A “.” (dot) character in the dataset name is interpreted as a directory separator by Jarvis. <text:s/>On Unix-based systems this is a forward-slash. <text:s/>On Windows-based systems, Perl will translate the forward slash into a backslash.</text:p>
        </text:list-item>
        <text:list-item>
          <text:p text:style-name="P50">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16">Every application must have a login module defined. <text:s/>Currently Jarvis offers four standard login modules:</text:p>
      <text:list xml:id="list2021632296" text:style-name="L9">
        <text:list-item>
          <text:p text:style-name="P51">None – user is always logged in.</text:p>
        </text:list-item>
        <text:list-item>
          <text:p text:style-name="P51">Database – the username and passwords are stored in the database.</text:p>
        </text:list-item>
        <text:list-item>
          <text:p text:style-name="P51">ActiveDirectory – the usernames and passwords are checked against an Microsoft ActiveDirectory server. <text:s/>It is likely that one day this will be copied and modified to add support for standard LDAP, which is very similar.</text:p>
        </text:list-item>
        <text:list-item>
          <text:p text:style-name="P51">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321163543" text:style-name="L10">
        <text:list-item>
          <text:p text:style-name="P52">dbi:Pg:&lt;database-handle&gt; (Postgres)</text:p>
        </text:list-item>
        <text:list-item>
          <text:p text:style-name="P52">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text:soft-page-break/>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9" text:outline-level="1">Login Module Configuration</text:h>
      <text:h text:style-name="Heading_20_2" text:outline-level="2">Standard Modules</text:h>
      <text:p text:style-name="Text_20_body">Jarvis uses a pluggable login module mechanism. <text:s/>The following modules are provided:</text:p>
      <text:list xml:id="list1898319695" text:style-name="L11">
        <text:list-item>
          <text:p text:style-name="P64">ActiveDirectory.pm</text:p>
        </text:list-item>
        <text:list-item>
          <text:p text:style-name="P67">BasicAuth.pm</text:p>
        </text:list-item>
        <text:list-item>
          <text:p text:style-name="P67">Database.pm</text:p>
        </text:list-item>
        <text:list-item>
          <text:p text:style-name="P67">None.pm</text:p>
        </text:list-item>
        <text:list-item>
          <text:p text:style-name="P53">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24208476" text:style-name="L12">
        <text:list-item>
          <text:p text:style-name="P54">Remote (client) IP address match, and/or</text:p>
        </text:list-item>
        <text:list-item>
          <text:p text:style-name="P54">Client must supply username and password, and/or</text:p>
        </text:list-item>
        <text:list-item>
          <text:p text:style-name="P5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3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80364181" text:style-name="L13">
        <text:list-item>
          <text:p text:style-name="P68">Jarvis is installed into /opt/jarvis as per default.</text:p>
        </text:list-item>
        <text:list-item>
          <text:p text:style-name="P68">The jarvis-bin ScriptAlias is configured.</text:p>
        </text:list-item>
        <text:list-item>
          <text:p text:style-name="P68">The Apache webserver is accessible on http://localhost/.</text:p>
        </text:list-item>
        <text:list-item>
          <text:p text:style-name="P68">The demo.xml file has been soft linked or copied into /.</text:p>
        </text:list-item>
        <text:list-item>
          <text:p text:style-name="P68">The “None” login module is configured for the demo application.</text:p>
        </text:list-item>
        <text:list-item>
          <text:p text:style-name="P5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text:soft-page-break/>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oft-page-break/><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54465216" text:style-name="L14">
        <text:list-item>
          <text:p text:style-name="P56">“username”</text:p>
        </text:list-item>
        <text:list-item>
          <text:p text:style-name="P5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text:soft-page-break/>Compilation Failure</text:p>
      <text:p text:style-name="Text_20_body">When the Jarvis scripts fail to compile, you will receive a “500 Internal Server Error” generated by Apache.</text:p>
      <text:p text:style-name="Heading_20_4">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240031316" text:style-name="L15">
        <text:list-item>
          <text:p text:style-name="P57">Internal configuration problem – bad server-side XML configuration (main or dataset).</text:p>
        </text:list-item>
        <text:list-item>
          <text:p text:style-name="P57">Database connection problem.</text:p>
        </text:list-item>
        <text:list-item>
          <text:p text:style-name="P57">Request body is malformed JSON or XML.</text:p>
        </text:list-item>
        <text:list-item>
          <text:p text:style-name="P57">Missing mandatory parameter in request.</text:p>
        </text:list-item>
        <text:list-item>
          <text:p text:style-name="P57">Any other fatal problem.</text:p>
        </text:list-item>
        <text:list-item>
          <text:p text:style-name="P57">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1001425064" text:style-name="L16">
        <text:list-item>
          <text:p text:style-name="P44">Cannot insert data due to primary key, foreign key, unique constraints.</text:p>
        </text:list-item>
        <text:list-item>
          <text:p text:style-name="P44">No data found. <text:s/></text:p>
        </text:list-item>
        <text:list-item>
          <text:p text:style-name="P44">Data parameter is invalid type/value for column. <text:s/></text:p>
        </text:list-item>
      </text:list>
      <text:p text:style-name="P15">In all these cases, the returned content will be JSON or XML or CSV in a “200 Successful” response.</text:p>
      <text:p text:style-name="Text_20_body"/>
      <text:h text:style-name="P3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8">The returned content in XML is:</text:p>
      <text:p text:style-name="P5">&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0">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395105363" text:style-name="L17">
        <text:list-item>
          <text:p text:style-name="P58">CGI GET parameters in the URL suffix “/&lt;app&gt;/&lt;ds&gt;?param=value&amp;param2=another”.</text:p>
        </text:list-item>
        <text:list-item>
          <text:p text:style-name="P58">XML or JSON parameters in the “application/json” or “application/xml” request body.</text:p>
        </text:list-item>
        <text:list-item>
          <text:p text:style-name="P58">RESTful parameters in the URL suffix “/&lt;app&gt;/&lt;ds&gt;/p1/p2”.</text:p>
        </text:list-item>
        <text:list-item>
          <text:p text:style-name="P58">Jarvis-Supplied default user parameters (from “default_parameters” configuration).</text:p>
        </text:list-item>
      </text:list>
      <text:p text:style-name="Text_20_body">Secure Parameters:</text:p>
      <text:list xml:id="list447422017" text:continue-numbering="true" text:style-name="L17">
        <text:list-item>
          <text:p text:style-name="P5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text:soft-page-break/>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44077205" text:style-name="L18">
        <text:list-item>
          <text:p text:style-name="P65">my(param)</text:p>
        </text:list-item>
        <text:list-item>
          <text:p text:style-name="P69">__my_param</text:p>
        </text:list-item>
        <text:list-item>
          <text:p text:style-name="P69">_1param</text:p>
        </text:list-item>
        <text:list-item>
          <text:p text:style-name="P5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oft-page-break/><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ext:soft-page-break/>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text:soft-page-break/></text:p>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397918363" text:style-name="L19">
        <text:list-item>
          <text:p text:style-name="P70">Begin transaction.</text:p>
        </text:list-item>
        <text:list-item>
          <text:p text:style-name="P70">Perform “before” SQL (if configured for this dataset).</text:p>
        </text:list-item>
        <text:list-item>
          <text:p text:style-name="P70">Perform the one single or one-or-more array modifications in the request body.</text:p>
        </text:list-item>
        <text:list-item>
          <text:p text:style-name="P70">Perform “after” SQL (if configured for this dataset).</text:p>
        </text:list-item>
        <text:list-item>
          <text:p text:style-name="P60">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text:soft-page-break/>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487364547" text:style-name="L20">
        <text:list-item>
          <text:p text:style-name="P66">Even though the first modification succeeded, it was rolled back.</text:p>
        </text:list-item>
        <text:list-item>
          <text:p text:style-name="P71">The first failing error message is shown.</text:p>
        </text:list-item>
        <text:list-item>
          <text:p text:style-name="P61">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text:soft-page-break/></text:p>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39"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273296818" text:style-name="L21">
        <text:list-item>
          <text:p text:style-name="P6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2">Any RESTful parameters specified in the URI. <text:s/>These are passed as “p1”, “p2”, etc.</text:p>
        </text:list-item>
        <text:list-item>
          <text:p text:style-name="P62">The Jarvis secure parameters beginning with double-underscore. <text:s/>These include __username, __group_list, etc.</text:p>
        </text:list-item>
        <text:list-item>
          <text:p text:style-name="P62">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text:soft-page-break/></text:p>
      <text:p text:style-name="Text_20_body">The parameters are quoted to make them safe for the command shell.</text:p>
      <text:p text:style-name="Heading_20_4">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7">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oft-page-break/><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8"/>
      <text:p text:style-name="P18">This demonstrates:</text:p>
      <text:list xml:id="list1117486885" text:style-name="L22">
        <text:list-item>
          <text:p text:style-name="P72">Using the Jarvis debug methods.</text:p>
        </text:list-item>
        <text:list-item>
          <text:p text:style-name="P72">Accessing the Jarvis Config “jconfig” object.</text:p>
        </text:list-item>
        <text:list-item>
          <text:p text:style-name="P72">Accessing the static configured plugin parameters.</text:p>
        </text:list-item>
        <text:list-item>
          <text:p text:style-name="P63">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4">Output &amp; Headers</text:p>
      <text:p text:style-name="P18">Jarvis offers support for “add_headers”, “filename_parameter” and “default_parameter” handling for “plugin” datasets identical to “exec” datasets.</text:p>
      <text:p text:style-name="P34">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1.3<text:tab/><text:page-number text:select-page="current">3</text:page-number>/<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0-13T14:06:45</dc:date>
    <meta:editing-duration>PT208H02M42S</meta:editing-duration>
    <meta:editing-cycles>347</meta:editing-cycles>
    <meta:generator>OpenOffice.org/3.0$Linux OpenOffice.org_project/300m15$Build-9379</meta:generator>
    <meta:print-date>2009-06-23T14:50:34</meta:print-date>
    <meta:document-statistic meta:table-count="23" meta:image-count="0" meta:object-count="0" meta:page-count="41" meta:paragraph-count="1271" meta:word-count="10963" meta:character-count="74274"/>
    <meta:user-defined meta:name="Info 1"/>
    <meta:user-defined meta:name="Info 2"/>
    <meta:user-defined meta:name="Info 3"/>
    <meta:user-defined meta:name="Info 4"/>
  </office:meta>
</office:document-meta>
</file>